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eea0" officeooo:paragraph-rsid="0002ee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ush for life</text:p>
      <text:p text:style-name="P1"/>
      <text:p text:style-name="P1">Viper bite </text:p>
      <text:p text:style-name="P1"/>
      <text:p text:style-name="P1">According to people sayings snakes when they sense people crawl away, not viper though, viper jumps towards person and attack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5T10:37:58.448868045</meta:creation-date>
    <dc:date>2025-11-25T10:40:24.709814467</dc:date>
    <meta:editing-duration>PT2M28S</meta:editing-duration>
    <meta:editing-cycles>1</meta:editing-cycles>
    <meta:document-statistic meta:table-count="0" meta:image-count="0" meta:object-count="0" meta:page-count="1" meta:paragraph-count="3" meta:word-count="25" meta:character-count="150" meta:non-whitespace-character-count="127"/>
    <meta:generator>LibreOffice/24.2.7.2$Linux_X86_64 LibreOffice_project/420$Build-2</meta:generator>
  </office:meta>
</office:document-meta>
</file>